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2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3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4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5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6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7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8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9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000ff"/>
    </style:style>
    <style:style style:name="T11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13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14" style:family="text">
      <style:text-properties fo:font-size="16.00pt" fo:font-weight="normal" fo:font-family="'Calibri Light'" style:font-family-asian="'Calibri Light'" style:font-family-complex="'Calibri Light'" fo:background-color="transparent" fo:color="#000000"/>
    </style:style>
    <style:style style:name="T15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16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17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18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19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20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21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22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23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5.00pt" fo:font-weight="normal" fo:font-family="'Calibri Light'" style:font-family-asian="'Calibri Light'" style:font-family-complex="'Calibri Light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28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31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34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5.00pt" fo:font-weight="normal" fo:font-family="'Calibri Light'" style:font-family-asian="'Calibri Light'" style:font-family-complex="'Calibri Light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39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42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45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48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51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52" style:family="text">
      <style:text-properties fo:font-size="11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000ff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000ff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56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57" style:family="text">
      <style:text-properties fo:font-size="11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0000ff"/>
    </style:style>
    <style:style style:name="T58" style:family="text">
      <style:text-properties fo:font-size="11.00pt" fo:font-weight="normal" fo:font-family="'Calibri Light'" style:font-family-asian="'Calibri Light'" style:font-family-complex="'Calibri Light'" fo:background-color="transparent" style:use-window-font-color="true"/>
    </style:style>
    <style:style style:name="T59" style:family="text">
      <style:text-properties fo:font-size="16.00pt" fo:font-weight="bold" fo:font-family="'Calibri Light'" style:font-family-asian="'Calibri Light'" style:font-family-complex="'Calibri Light'" fo:background-color="transparent" fo:color="#000000"/>
    </style:style>
    <style:style style:name="T60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61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64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65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66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67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68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71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72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73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74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75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76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77" style:family="text">
      <style:text-properties fo:font-size="11.00pt" fo:font-weight="normal" fo:font-family="'Calibri Light'" style:font-family-asian="'Calibri Light'" style:font-family-complex="'Calibri Light'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top="2.00pt"/>
    </style:style>
    <style:style style:name="P2" style:family="paragraph">
      <style:paragraph-properties fo:line-height="110.00%" fo:text-align="left" fo:margin-bottom="8.00pt"/>
    </style:style>
    <style:style style:name="P3" style:family="paragraph">
      <style:paragraph-properties fo:line-height="110.00%" fo:text-align="left" fo:margin-top="2.00pt"/>
    </style:style>
    <style:style style:name="P4" style:family="paragraph">
      <style:paragraph-properties fo:line-height="110.00%" fo:text-align="left" fo:margin-bottom="8.00pt"/>
    </style:style>
    <style:style style:name="P5" style:family="paragraph">
      <style:paragraph-properties fo:line-height="110.00%" fo:text-align="left" fo:margin-top="2.00pt"/>
    </style:style>
    <style:style style:name="P6" style:family="paragraph">
      <style:paragraph-properties fo:line-height="110.00%" fo:text-align="left" fo:margin-bottom="8.00pt"/>
    </style:style>
    <style:style style:name="P7" style:family="paragraph">
      <style:paragraph-properties fo:line-height="110.00%" fo:text-align="left" fo:margin-top="2.00pt"/>
    </style:style>
    <style:style style:name="P8" style:family="paragraph">
      <style:paragraph-properties fo:line-height="110.00%" fo:text-align="left" fo:margin-bottom="8.00pt"/>
    </style:style>
    <style:style style:name="P9" style:family="paragraph">
      <style:paragraph-properties fo:line-height="110.00%" fo:text-align="left" fo:margin-top="2.00pt"/>
    </style:style>
    <style:style style:name="P10" style:family="paragraph">
      <style:paragraph-properties fo:line-height="110.00%" fo:text-align="left" fo:margin-bottom="8.00pt"/>
    </style:style>
    <style:style style:name="P11" style:family="paragraph">
      <style:paragraph-properties fo:line-height="110.00%" fo:text-align="left" fo:margin-top="2.00pt"/>
    </style:style>
    <style:style style:name="P12" style:family="paragraph">
      <style:paragraph-properties fo:line-height="110.00%" fo:text-align="left" fo:margin-bottom="8.00pt"/>
    </style:style>
    <style:style style:name="P13" style:family="paragraph">
      <style:paragraph-properties fo:line-height="110.00%" fo:text-align="left" fo:margin-top="2.00pt"/>
    </style:style>
    <text:list-style style:name="L1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4" style:family="paragraph">
      <style:paragraph-properties fo:line-height="110.00%" fo:text-align="left" fo:margin-left="-18.00pt" fo:text-indent="18.00pt" fo:margin-bottom="8.00p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561.85pt"/>
        </style:tab-stops>
      </style:paragraph-properties>
    </style:style>
    <style:style style:name="P16" style:family="paragraph">
      <style:paragraph-properties fo:line-height="110.00%" fo:text-align="center" fo:margin-bottom="8.00p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561.85pt"/>
        </style:tab-stops>
      </style:paragraph-properties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47.75pt"/>
          <style:tab-stop style:position="3286.95pt" style:type="center"/>
          <style:tab-stop style:position="421118.95pt" style:type="right"/>
        </style:tab-stops>
      </style:paragraph-properties>
    </style:style>
    <style:style style:name="P19" style:family="paragraph">
      <style:paragraph-properties fo:line-height="110.00%" fo:text-align="left" fo:margin-bottom="8.00p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47.75pt"/>
          <style:tab-stop style:position="3286.95pt" style:type="center"/>
          <style:tab-stop style:position="421118.95pt" style:type="right"/>
        </style:tab-stops>
      </style:paragraph-properties>
    </style:style>
    <style:style style:name="P21" style:family="paragraph">
      <style:paragraph-properties fo:line-height="100.00%" fo:text-align="left" fo:margin-left="2.70pt" fo:text-indent="-2.70pt">
        <style:tab-stops>
          <style:tab-stop style:position="505.25pt"/>
        </style:tab-stops>
      </style:paragraph-properties>
    </style:style>
    <style:style style:name="P22" style:family="paragraph">
      <style:paragraph-properties fo:line-height="110.00%" fo:text-align="center" fo:margin-bottom="8.00p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505.25pt"/>
        </style:tab-stops>
      </style:paragraph-properties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10.1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25" style:family="paragraph">
      <style:paragraph-properties fo:line-height="110.00%" fo:text-align="left" fo:margin-bottom="8.00p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10.1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27" style:family="paragraph">
      <style:paragraph-properties fo:line-height="110.00%" fo:text-align="left" fo:margin-bottom="8.00pt"/>
    </style:style>
    <style:style style:name="P28" style:family="paragraph">
      <style:paragraph-properties fo:line-height="110.00%" fo:text-align="left" fo:margin-top="2.00pt"/>
    </style:style>
    <style:style style:name="P29" style:family="paragraph">
      <style:paragraph-properties fo:line-height="110.00%" fo:text-align="left" fo:margin-bottom="8.00pt"/>
    </style:style>
    <style:style style:name="P30" style:family="paragraph">
      <style:paragraph-properties fo:line-height="110.00%" fo:text-align="left" fo:margin-top="2.00pt"/>
    </style:style>
    <style:style style:name="P31" style:family="paragraph">
      <style:paragraph-properties fo:line-height="110.00%" fo:text-align="left" fo:margin-bottom="8.00pt"/>
    </style:style>
    <style:style style:name="P32" style:family="paragraph">
      <style:paragraph-properties fo:line-height="110.00%" fo:text-align="left" fo:margin-top="2.00pt"/>
    </style:style>
    <text:list-style style:name="L3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3" style:family="paragraph">
      <style:paragraph-properties fo:line-height="110.00%" fo:text-align="left" fo:margin-left="-18.00pt" fo:text-indent="18.00pt" fo:margin-bottom="8.00pt"/>
    </style:style>
    <style:style style:name="P34" style:family="paragraph">
      <style:paragraph-properties fo:line-height="110.00%" fo:text-align="left" fo:margin-bottom="8.00pt"/>
    </style:style>
    <text:list-style style:name="L3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5" style:family="paragraph">
      <style:paragraph-properties fo:line-height="110.00%" fo:text-align="left" fo:margin-left="-18.00pt" fo:text-indent="18.00pt" fo:margin-bottom="8.00pt"/>
    </style:style>
    <style:style style:name="P36" style:family="paragraph">
      <style:paragraph-properties fo:line-height="110.00%" fo:text-align="left" fo:margin-bottom="8.00pt"/>
    </style:style>
    <text:list-style style:name="L3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7" style:family="paragraph">
      <style:paragraph-properties fo:line-height="110.00%" fo:text-align="left" fo:margin-left="-18.00pt" fo:text-indent="18.00pt" fo:margin-bottom="8.00pt"/>
    </style:style>
    <style:style style:name="P38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1.567361in"/>
    </style:style>
    <style:style style:name="TableColumn0101" style:family="table-column">
      <style:table-column-properties style:column-width="0.522222in"/>
    </style:style>
    <style:style style:name="TableColumn0102" style:family="table-column">
      <style:table-column-properties style:column-width="1.045139in"/>
    </style:style>
    <style:style style:name="TableColumn0103" style:family="table-column">
      <style:table-column-properties style:column-width="1.044444in"/>
    </style:style>
    <style:style style:name="TableColumn0104" style:family="table-column">
      <style:table-column-properties style:column-width="0.522917in"/>
    </style:style>
    <style:style style:name="TableColumn0105" style:family="table-column">
      <style:table-column-properties style:column-width="1.566667in"/>
    </style:style>
    <style:style style:name="TableColumn0106" style:family="table-column">
      <style:table-column-properties style:column-width="0.786111in"/>
    </style:style>
    <style:style style:name="TableColumn0107" style:family="table-column">
      <style:table-column-properties style:column-width="0.786111in"/>
    </style:style>
    <style:style style:name="Table01" style:family="table">
      <style:table-properties style:width="7.84097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007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5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2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4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103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6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</office:automatic-styles>
  <office:body>
    <office:text>
      <text:p text:style-name="P1"><text:span text:style-name="T1">Project name:</text:span></text:p>
      <text:p text:style-name="P2"><text:span text:style-name="T2">Todo_app</text:span></text:p>
      <text:p text:style-name="P3"><text:span text:style-name="T3">Team name:</text:span></text:p>
      <text:p text:style-name="P4"><text:span text:style-name="T4"><text:line-break/>It just works ©</text:span></text:p>
      <text:p text:style-name="P5"><text:span text:style-name="T5">Team membe:</text:span></text:p>
      <text:p text:style-name="P6"><text:span text:style-name="T6"><text:line-break/></text:span><text:span text:style-name="T7">Александър Динев</text:span></text:p>
      <text:p text:style-name="P6"><text:span text:style-name="T7">Димо Йорданов</text:span></text:p>
      <text:p text:style-name="P6"><text:span text:style-name="T7">Йордан Иванов</text:span></text:p>
      <text:p text:style-name="P7"><text:span text:style-name="T8">Link to the repositories: </text:span></text:p>
      <text:p text:style-name="P8"><text:span text:style-name="T9"><text:line-break/></text:span><text:a xlink:href="https://github.com/DimoY/todo_app/"><text:span text:style-name="T10">https://github.com/DimoY/todo_app/</text:span></text:a><text:span text:style-name="T11"/></text:p>
      <text:p text:style-name="P9"><text:span text:style-name="T12">Used technologies:</text:span></text:p>
      <text:p text:style-name="P10"><text:span text:style-name="T13"><text:line-break/></text:span><text:span text:style-name="T14">React, NodeJs, SQL, .Net</text:span></text:p>
      <text:p text:style-name="P11"><text:span text:style-name="T15">Basic description of the project:</text:span></text:p>
      <text:p text:style-name="P12"><text:span text:style-name="T16"><text:line-break/></text:span><text:span text:style-name="T17">Приложение, което спомага за увеличаване на продуктивността на дадения човек, който го използва</text:span></text:p>
      <text:p text:style-name="P13"><text:span text:style-name="T18">Basic architecture of the project:</text:span></text:p>
      <text:list text:style-name="L14">
        <text:list-item>
          <text:p text:style-name="P14"><text:span text:style-name="T19">Уеб приложение използващо React, ReactDom за фронтенд, като лесно може да бъде преизползвано за mobile app или desktop app</text:span></text:p>
        </text:list-item>
        <text:list-item>
          <text:p text:style-name="P14"><text:span text:style-name="T20">Backend<text:s/></text:span><text:span text:style-name="T21">на node js и express, който позволява използването на няколко различни frontenda. Например terminal + web свързани към backend</text:span></text:p>
        </text:list-item>
        <text:list-item>
          <text:p text:style-name="P14"><text:span text:style-name="T22">Sqlite3<text:s/></text:span><text:span text:style-name="T23">база данни</text:span></text:p>
        </text:list-item>
      </text:lis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row table:style-name="TableRow0100">
          <table:table-cell table:style-name="TableCell010000" table:number-columns-spanned="8">
            <text:p text:style-name="P16"><text:span text:style-name="T25">User table</text:span><text:span text:style-name="T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101">
          <table:table-cell table:style-name="TableCell010100" table:number-columns-spanned="2">
            <text:p text:style-name="P19"><text:span text:style-name="T27">User_id</text:span></text:p>
            <text:p text:style-name="P19"><text:span text:style-name="T28">специален номер за всеки потребител</text:span><text:span text:style-name="T29"/></text:p>
          </table:table-cell>
          <table:covered-table-cell/>
          <table:table-cell table:style-name="TableCell010102" table:number-columns-spanned="2">
            <text:p text:style-name="P19"><text:span text:style-name="T30">Hash</text:span></text:p>
            <text:p text:style-name="P19"><text:span text:style-name="T31">специална дума създадена от името, паролата и ключ</text:span><text:span text:style-name="T32"/></text:p>
          </table:table-cell>
          <table:covered-table-cell/>
          <table:table-cell table:style-name="TableCell010104" table:number-columns-spanned="2">
            <text:p text:style-name="P19"><text:span text:style-name="T33">Tasks</text:span></text:p>
            <text:p text:style-name="P19"><text:span text:style-name="T34">общо<text:s text:c="2"/>изпълнените задачи</text:span><text:span text:style-name="T35"/></text:p>
          </table:table-cell>
          <table:covered-table-cell/>
        </table:table-row>
        <table:table-row table:style-name="TableRow0102">
          <table:table-cell table:style-name="TableCell010200" table:number-columns-spanned="7">
            <text:p text:style-name="P22"><text:span text:style-name="T36">Task table</text:span><text:span text:style-name="T3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103">
          <table:table-cell table:style-name="TableCell010300">
            <text:p text:style-name="P25"><text:span text:style-name="T38">Task_id</text:span></text:p>
            <text:p text:style-name="P25"><text:span text:style-name="T39">специален номер определящ задачата</text:span><text:span text:style-name="T40"/></text:p>
          </table:table-cell>
          <table:table-cell table:style-name="TableCell010301" table:number-columns-spanned="2">
            <text:p text:style-name="P25"><text:span text:style-name="T41">User__id</text:span></text:p>
            <text:p text:style-name="P25"><text:span text:style-name="T42">номер свързващ специфичния човек и задачата</text:span><text:span text:style-name="T43"/></text:p>
          </table:table-cell>
          <table:covered-table-cell/>
          <table:table-cell table:style-name="TableCell010303" table:number-columns-spanned="2">
            <text:p text:style-name="P25"><text:span text:style-name="T44">Task</text:span></text:p>
            <text:p text:style-name="P25"><text:span text:style-name="T45">Името за задачата</text:span><text:span text:style-name="T46"/></text:p>
          </table:table-cell>
          <table:covered-table-cell/>
          <table:table-cell table:style-name="TableCell010305" table:number-columns-spanned="2">
            <text:p text:style-name="P25"><text:span text:style-name="T47">Completed</text:span></text:p>
            <text:p text:style-name="P25"><text:span text:style-name="T48">Дали задачата<text:s text:c="2"/>е приключила</text:span><text:span text:style-name="T49"/></text:p>
          </table:table-cell>
          <table:covered-table-cell/>
        </table:table-row>
      </table:table>
      <text:p text:style-name="P27"><text:span text:style-name="T49"/></text:p>
      <text:p text:style-name="P27"><text:span text:style-name="T49"/></text:p>
      <text:p text:style-name="P27"><text:span text:style-name="T49"/></text:p>
      <text:p text:style-name="P28"><text:span text:style-name="T50">Link to the database script </text:span></text:p>
      <text:p text:style-name="P29"><text:span text:style-name="T51"><text:line-break/></text:span><text:a xlink:href="https://github.com/DimoY/todo_app/blob/database/Database final v2"><text:span text:style-name="T53">https://github.com/DimoY/todo_app/blob/database/Database%20final%20v2</text:span></text:a><text:span text:style-name="T54"/></text:p>
      <text:p text:style-name="P30"><text:span text:style-name="T55">Link to the readme file </text:span></text:p>
      <text:p text:style-name="P31"><text:span text:style-name="T56"><text:line-break/></text:span><text:a xlink:href="https://github.com/DimoY/todo_app/blob/main/README.md"><text:span text:style-name="T57">https://github.com/DimoY/todo_app/blob/main/README.md</text:span></text:a><text:span text:style-name="T58"/></text:p>
      <text:p text:style-name="P32"><text:span text:style-name="T59">Features:</text:span></text:p>
      <text:list text:style-name="L33">
        <text:list-item>
          <text:p text:style-name="P33"><text:span text:style-name="T60"><text:s/>Login/register<text:s/></text:span><text:span text:style-name="T61">позволява един потребител да се регистрита и да влезе в приложението</text:span></text:p>
        </text:list-item>
      </text:list>
      <text:p text:style-name="P34"><text:span text:style-name="T62"/></text:p>
      <text:list text:style-name="L35">
        <text:list-item>
          <text:p text:style-name="P35"><text:span text:style-name="T63">Settings<text:s/></text:span><text:span text:style-name="T64">позволява:</text:span></text:p>
        </text:list-item>
      </text:list>
      <text:p text:style-name="P36"><text:span text:style-name="T65"><text:s text:c="22"/>-<text:s/></text:span><text:span text:style-name="T66">премахването на логото</text:span></text:p>
      <text:p text:style-name="P36"><text:span text:style-name="T67"><text:s text:c="22"/>-</text:span><text:span text:style-name="T68">премахването на Leaderboard</text:span></text:p>
      <text:p text:style-name="P36"><text:span text:style-name="T69"/></text:p>
      <text:list text:style-name="L37">
        <text:list-item>
          <text:p text:style-name="P37"><text:span text:style-name="T70">Home:</text:span></text:p>
        </text:list-item>
      </text:list>
      <text:p text:style-name="P38"><text:span text:style-name="T70"><text:s text:c="22"/>-<text:s/></text:span><text:span text:style-name="T71">Главната страница, където има leaderboard с 10-те най-изпълнителни хора</text:span></text:p>
      <text:p text:style-name="P38"><text:span text:style-name="T72"><text:s text:c="22"/>-<text:s/></text:span><text:span text:style-name="T73">Предоставя начин да се добави задача</text:span></text:p>
      <text:p text:style-name="P38"><text:span text:style-name="T74"><text:s text:c="22"/>-<text:s/></text:span><text:span text:style-name="T75">Предоставя списък със задачи</text:span></text:p>
      <text:p text:style-name="P38"><text:span text:style-name="T76"><text:s text:c="22"/>-<text:s/></text:span><text:span text:style-name="T77">Предоставя начин за refresh-ване на страницата</text:span></text:p>
      <text:p text:style-name="P38"><text:span text:style-name="T78"/></text:p>
      <text:p text:style-name="P38"><text:span text:style-name="T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